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9640" officeooo:paragraph-rsid="001f9640"/>
    </style:style>
    <style:style style:name="P4" style:family="paragraph" style:parent-style-name="Standard">
      <style:text-properties officeooo:rsid="001ffac2" officeooo:paragraph-rsid="001ffac2"/>
    </style:style>
    <style:style style:name="P5" style:family="paragraph" style:parent-style-name="Standard">
      <style:text-properties officeooo:rsid="0022e814" officeooo:paragraph-rsid="0022e814"/>
    </style:style>
    <style:style style:name="P6" style:family="paragraph" style:parent-style-name="Text_20_body">
      <style:text-properties officeooo:rsid="001ffac2" officeooo:paragraph-rsid="001ffac2"/>
    </style:style>
    <style:style style:name="P7" style:family="paragraph" style:parent-style-name="Text_20_body">
      <style:text-properties officeooo:rsid="00280a9c" officeooo:paragraph-rsid="00280a9c"/>
    </style:style>
    <style:style style:name="P8" style:family="paragraph" style:parent-style-name="Heading_20_3">
      <style:text-properties officeooo:rsid="00280a9c" officeooo:paragraph-rsid="00280a9c"/>
    </style:style>
    <style:style style:name="P9" style:family="paragraph" style:parent-style-name="Heading_20_2">
      <style:text-properties officeooo:rsid="0028d996" officeooo:paragraph-rsid="0028d996"/>
    </style:style>
    <style:style style:name="P10" style:family="paragraph" style:parent-style-name="Standard">
      <style:text-properties officeooo:rsid="001ffac2" officeooo:paragraph-rsid="0022a8ec"/>
    </style:style>
    <style:style style:name="P11" style:family="paragraph" style:parent-style-name="Standard">
      <style:text-properties officeooo:rsid="001f181b" officeooo:paragraph-rsid="001f181b"/>
    </style:style>
    <style:style style:name="P12" style:family="paragraph" style:parent-style-name="Standard">
      <style:text-properties officeooo:rsid="001f181b" officeooo:paragraph-rsid="0028d996"/>
    </style:style>
    <style:style style:name="P13" style:family="paragraph" style:parent-style-name="Standard">
      <style:text-properties officeooo:rsid="001f181b" officeooo:paragraph-rsid="002ae5d7"/>
    </style:style>
    <style:style style:name="P14" style:family="paragraph" style:parent-style-name="Standard" style:list-style-name="L3">
      <style:text-properties officeooo:rsid="001f181b" officeooo:paragraph-rsid="002ae5d7"/>
    </style:style>
    <style:style style:name="P15" style:family="paragraph" style:parent-style-name="Standard">
      <style:text-properties officeooo:rsid="0028d996" officeooo:paragraph-rsid="0028d996"/>
    </style:style>
    <style:style style:name="P16" style:family="paragraph" style:parent-style-name="Standard" style:list-style-name="L1">
      <style:text-properties officeooo:paragraph-rsid="002ae5d7"/>
    </style:style>
    <style:style style:name="P17" style:family="paragraph" style:parent-style-name="Standard" style:list-style-name="L1">
      <style:text-properties officeooo:rsid="002ae5d7" officeooo:paragraph-rsid="002ae5d7"/>
    </style:style>
    <style:style style:name="P18" style:family="paragraph" style:parent-style-name="Standard" style:list-style-name="L2">
      <style:text-properties officeooo:paragraph-rsid="002ae5d7"/>
    </style:style>
    <style:style style:name="P19" style:family="paragraph" style:parent-style-name="Standard" style:list-style-name="L3">
      <style:text-properties officeooo:paragraph-rsid="002ae5d7"/>
    </style:style>
    <style:style style:name="P20" style:family="paragraph" style:parent-style-name="Standard" style:list-style-name="L3">
      <style:text-properties officeooo:paragraph-rsid="002e2473"/>
    </style:style>
    <style:style style:name="P21" style:family="paragraph" style:parent-style-name="Standard" style:list-style-name="L3">
      <style:text-properties officeooo:rsid="002e2473" officeooo:paragraph-rsid="002e2473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f7bc"/>
    </style:style>
    <style:style style:name="T6" style:family="text">
      <style:text-properties officeooo:rsid="0028d996"/>
    </style:style>
    <style:style style:name="T7" style:family="text">
      <style:text-properties officeooo:rsid="001f181b"/>
    </style:style>
    <style:style style:name="T8" style:family="text">
      <style:text-properties officeooo:rsid="002ae5d7"/>
    </style:style>
    <style:style style:name="T9" style:family="text">
      <style:text-properties officeooo:rsid="002c73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egrifflichkeiten</text:h>
      <text:p text:style-name="P1"/>
      <text:h text:style-name="P9" text:outline-level="2">Knoten</text:h>
      <text:h text:style-name="Heading_20_3" text:outline-level="3"><text:span text:style-name="T2">Realer </text:span>Knoten</text:h>
      <text:p text:style-name="P2">Eine Verbindung zwischen zwei Weichen die <text:span text:style-name="T1">einen Zug aufnehmen kann (Block) oder eine Verbindung zwischen einer Weiche und einem </text:span>Endgleis wird <text:span text:style-name="T2">realer </text:span>Knoten genannt. 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3" text:outline-level="3">Virtueller Knoten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Kante</text:h>
      <text:p text:style-name="P3">Eine Verbindung zwischen zwei Knoten, <text:span text:style-name="T2">egal ob realer oder virtueller Knoten, wird Kante genannt. Hier wird zwischen inaktiver, aktiver und permanenter Kante unterschieden. </text:span></text:p>
      <text:p text:style-name="P3"/>
      <text:h text:style-name="Heading_20_3" text:outline-level="3">permanente Kante</text:h>
      <text:p text:style-name="P6">Eine permanente Kante verbindet zwei reale Knoten, wenn die Verbindung keine Weiche beinhaltet.<text:line-break/><text:span text:style-name="T5">Wenn sich auf einer Strecke als 2 oder mehr Streckenblöcke befinden.</text:span></text:p>
      <text:h text:style-name="Heading_20_3" text:outline-level="3"><text:span text:style-name="T3">i</text:span>naktive Kante</text:h>
      <text:p text:style-name="P4">Eine inaktive Kante verbindet zwei Knoten, wenn der eine Knoten durch die Stellung der Weiche nicht erreicht werden kann.</text:p>
      <text:p text:style-name="P4"/>
      <text:h text:style-name="Heading_20_3" text:outline-level="3">aktive Kante</text:h>
      <text:p text:style-name="P4">Eine aktive Kante verbindet zwei Knoten, wenn der eine Knoten durch die Stellung der Weiche erreicht wird kann.</text:p>
      <text:p text:style-name="P4"/>
      <text:p text:style-name="P10">Zu einer aktiven Kante gehört mindestens eine oder maximal drei inaktive Kante(n). Dieser Kantenverbund gehört zu einer Weiche. <text:s/>Ein Kantenverbund stellt softwaretechnisch eine Verkettete Liste dar, </text:p>
      <text:p text:style-name="P1"/>
      <text:h text:style-name="Heading_20_2" text:outline-level="2">Fahrtrichtung</text:h>
      <text:h text:style-name="Heading_20_3" text:outline-level="3">Virtuelle Fahrtrichtung </text:h>
      <text:p text:style-name="P12"><text:span text:style-name="T6">Fahrtrichtung eines Zug die sich aufgrund der Streckenführung ändert.</text:span></text:p>
      <text:p text:style-name="P15"><text:soft-page-break/>Dies tritt z.B. ein <text:span text:style-name="T7">wenn </text:span>ein <text:span text:style-name="T7">Zug durch eine Kehre fährt </text:span>oder eine Lok auf einer Drehscheibe gewendet wird<text:span text:style-name="T7">.</text:span></text:p>
      <text:p text:style-name="P1"/>
      <text:h text:style-name="Heading_20_3" text:outline-level="3">Reale Fahrtrichtung </text:h>
      <text:p text:style-name="P12">Ändert sich, wenn Fahrtrichtung am Zug durch Fahrpult geändert wird. <text:span text:style-name="T6">Dies zieht auch immer eine virtuelle Fahrtrichtungsänderung nach sich.</text:span></text:p>
      <text:p text:style-name="P1"/>
      <text:p text:style-name="P1"/>
      <text:h text:style-name="Heading_20_1" text:outline-level="1">Blöcke</text:h>
      <text:p text:style-name="P13">Jeder Block </text:p>
      <text:list xml:id="list4244348813" text:style-name="L1">
        <text:list-item>
          <text:p text:style-name="P16"><text:span text:style-name="T7">hat eine aktuelle Fahrtrichtung: Von „in“ nach „out“ oder von „out“ nach „in“</text:span></text:p>
        </text:list-item>
        <text:list-item>
          <text:p text:style-name="P16"><text:span text:style-name="T7">kann entweder eine oder zwei Fahrtrichtungen annehmen (z.B. bei eingleisiger Strecke -&gt; 2 Fahrtrichtungen). </text:span></text:p>
          <text:list>
            <text:list-item>
              <text:p text:style-name="P16"><text:span text:style-name="T7">Bei zwei Fahrtrichtungen ist eine aktuelle Fahrtrichtung vorzugeben.</text:span></text:p>
            </text:list-item>
          </text:list>
        </text:list-item>
        <text:list-item>
          <text:p text:style-name="P17">verfügt über ein Schaltgleis das in der Länge der Bremsstrecke vor dem Signal platziert ist</text:p>
        </text:list-item>
        <text:list-item>
          <text:p text:style-name="P17">verfügt über ein Kontaktgleis über die gesamte Blocklänge</text:p>
        </text:list-item>
        <text:list-item>
          <text:p text:style-name="P17">verfügt über mindestens ein Signal am Anfang des Blockes um diesen zu sperren</text:p>
        </text:list-item>
      </text:list>
      <text:p text:style-name="P1"><text:s/></text:p>
      <text:p text:style-name="P1">Wenn Kontakt eines Blocks belegt:</text:p>
      <text:p text:style-name="P1"/>
      <text:list xml:id="list276403701" text:style-name="L2">
        <text:list-item>
          <text:p text:style-name="P18"><text:span text:style-name="T7">Signal auf rot schalten</text:span></text:p>
        </text:list-item>
        <text:list-item>
          <text:p text:style-name="P18"><text:span text:style-name="T7">Zug-Id im Block setzen</text:span></text:p>
        </text:list-item>
      </text:list>
      <text:p text:style-name="P1"><text:s/></text:p>
      <text:p text:style-name="P1">Wenn Kontakt eines Blocks wieder frei:</text:p>
      <text:p text:style-name="P1"/>
      <text:list xml:id="list953231767" text:style-name="L3">
        <text:list-item>
          <text:p text:style-name="P19"><text:span text:style-name="T7">Zug-Id aus Block löschen</text:span></text:p>
        </text:list-item>
        <text:list-item>
          <text:p text:style-name="P19"><text:span text:style-name="T8">ggf. BrakeVector im moba-connector mit Lok-Adresse des vorherigen Blocks belegen</text:span></text:p>
        </text:list-item>
        <text:list-item>
          <text:p text:style-name="P20"><text:span text:style-name="T7">Signal </text:span></text:p>
          <text:list>
            <text:list-item>
              <text:p text:style-name="P20"><text:span text:style-name="T7">grün schalten wenn keine Weiche folgt oder Weiche gerade aus führt</text:span></text:p>
            </text:list-item>
            <text:list-item>
              <text:p text:style-name="P21">grün-gelb schalten wenn folgende Weiche auf Abzweig</text:p>
            </text:list-item>
          </text:list>
        </text:list-item>
        <text:list-item>
          <text:p text:style-name="P14"><text:span text:style-name="T9">ggf. </text:span>Zug <text:span text:style-name="T9">aus vorherigen</text:span> beschleunigen</text:p>
          <text:p text:style-name="P19"/>
        </text:list-item>
      </text:list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8" text:outline-level="3">Umsetzung Software</text:h>
      <text:p text:style-name="P7">Package automode.Train</text:p>
      <text:p text:style-name="P7">Klasse <text:span text:style-name="T4">Terminator</text:span> Abstellgleis</text:p>
      <text:p text:style-name="P7">Klasse </text:p>
      <text:p text:style-name="P7"/>
      <text:p text:style-name="P1"/>
      <text:p text:style-name="P5"/>
      <text:p text:style-name="P1"><text:soft-page-break/></text:p>
      <text:p text:style-name="P1"/>
      <text:p text:style-name="P1"><text:s/>*</text:p>
      <text:p text:style-name="P1"><text:s/>* <text:bookmark-start text:name="__DdeLink__1613_1278073192"/>Knotenbezeichner: <text:s/>x1,y1@x2,y2 <text:bookmark-end text:name="__DdeLink__1613_1278073192"/>Position Knoten1 und Position Knoten2</text:p>
      <text:p text:style-name="P1"><text:s/>* <text:s/></text:p>
      <text:p text:style-name="P1"><text:s/>* Knoten <text:s/></text:p>
      <text:p text:style-name="P1"><text:s/>* <text:s/></text:p>
      <text:p text:style-name="P1"><text:s/>* Knoten kann mit 1 bis 4 Kanten verbunden sein.</text:p>
      <text:p text:style-name="P1"><text:s/>* </text:p>
      <text:p text:style-name="P1"><text:s/>* Im Knoten sind immer 2 Kanten miteinander verbunden (geschaltet) -&gt; je nach Weichenstellung </text:p>
      <text:p text:style-name="P1"/>
      <text:p text:style-name="P1"><text:s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31:29.492884832</meta:creation-date>
    <dc:date>2019-03-20T22:51:52.921384207</dc:date>
    <meta:editing-duration>PT2H41M42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3" meta:paragraph-count="58" meta:word-count="454" meta:character-count="3024" meta:non-whitespace-character-count="2609"/>
  </office:meta>
</office:document-meta>
</file>